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776313"/>
          <table:table-cell office:value-type="float" office:value="0.39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329.0"/>
          <table:table-cell office:value-type="float" office:value="28248.0"/>
          <table:table-cell office:value-type="float" office:value="94756.0"/>
          <table:table-cell office:value-type="float" office:value="109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459.0"/>
          <table:table-cell office:value-type="float" office:value="79597.0"/>
          <table:table-cell office:value-type="float" office:value="59594.0"/>
          <table:table-cell office:value-type="float" office:value="52741.0"/>
          <table:table-cell office:value-type="float" office:value="101831.0"/>
          <table:table-cell office:value-type="float" office:value="204.0"/>
          <table:table-cell office:value-type="float" office:value="0.995729"/>
          <table:table-cell office:value-type="float" office:value="0.57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453.0"/>
          <table:table-cell office:value-type="float" office:value="28257.0"/>
          <table:table-cell office:value-type="float" office:value="94787.0"/>
          <table:table-cell office:value-type="float" office:value="1144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459.0"/>
          <table:table-cell office:value-type="float" office:value="79597.0"/>
          <table:table-cell office:value-type="float" office:value="59594.0"/>
          <table:table-cell office:value-type="float" office:value="52741.0"/>
          <table:table-cell office:value-type="float" office:value="86905.0"/>
          <table:table-cell office:value-type="float" office:value="204.0"/>
          <table:table-cell office:value-type="float" office:value="0.628083"/>
          <table:table-cell office:value-type="float" office:value="0.2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80.0"/>
          <table:table-cell office:value-type="float" office:value="13242.0"/>
          <table:table-cell office:value-type="float" office:value="45294.0"/>
          <table:table-cell office:value-type="float" office:value="100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998.0"/>
          <table:table-cell office:value-type="float" office:value="48056.0"/>
          <table:table-cell office:value-type="float" office:value="32549.0"/>
          <table:table-cell office:value-type="float" office:value="31909.0"/>
          <table:table-cell office:value-type="float" office:value="35280.0"/>
          <table:table-cell office:value-type="float" office:value="52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76857"/>
          <table:table-cell office:value-type="float" office:value="0.46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01.0"/>
          <table:table-cell office:value-type="float" office:value="28494.0"/>
          <table:table-cell office:value-type="float" office:value="95789.0"/>
          <table:table-cell office:value-type="float" office:value="112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65.0"/>
          <table:table-cell office:value-type="float" office:value="80145.0"/>
          <table:table-cell office:value-type="float" office:value="59864.0"/>
          <table:table-cell office:value-type="float" office:value="53129.0"/>
          <table:table-cell office:value-type="float" office:value="86955.0"/>
          <table:table-cell office:value-type="float" office:value="204.0"/>
          <table:table-cell office:value-type="float" office:value="0.661469"/>
          <table:table-cell office:value-type="float" office:value="0.32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369.0"/>
          <table:table-cell office:value-type="float" office:value="28485.0"/>
          <table:table-cell office:value-type="float" office:value="95758.0"/>
          <table:table-cell office:value-type="float" office:value="112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65.0"/>
          <table:table-cell office:value-type="float" office:value="80145.0"/>
          <table:table-cell office:value-type="float" office:value="59864.0"/>
          <table:table-cell office:value-type="float" office:value="53129.0"/>
          <table:table-cell office:value-type="float" office:value="101906.0"/>
          <table:table-cell office:value-type="float" office:value="204.0"/>
          <table:table-cell office:value-type="float" office:value="0.531874"/>
          <table:table-cell office:value-type="float" office:value="0.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60.0"/>
          <table:table-cell office:value-type="float" office:value="741.0"/>
          <table:table-cell office:value-type="float" office:value="13479.0"/>
          <table:table-cell office:value-type="float" office:value="46296.0"/>
          <table:table-cell office:value-type="float" office:value="99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104.0"/>
          <table:table-cell office:value-type="float" office:value="48604.0"/>
          <table:table-cell office:value-type="float" office:value="32819.0"/>
          <table:table-cell office:value-type="float" office:value="32297.0"/>
          <table:table-cell office:value-type="float" office:value="35330.0"/>
          <table:table-cell office:value-type="float" office:value="524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720576"/>
          <table:table-cell office:value-type="float" office:value="0.3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3.0"/>
          <table:table-cell office:value-type="float" office:value="28384.0"/>
          <table:table-cell office:value-type="float" office:value="95312.0"/>
          <table:table-cell office:value-type="float" office:value="114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521.0"/>
          <table:table-cell office:value-type="float" office:value="79886.0"/>
          <table:table-cell office:value-type="float" office:value="59729.0"/>
          <table:table-cell office:value-type="float" office:value="52924.0"/>
          <table:table-cell office:value-type="float" office:value="101856.0"/>
          <table:table-cell office:value-type="float" office:value="204.0"/>
          <table:table-cell office:value-type="float" office:value="0.674782"/>
          <table:table-cell office:value-type="float" office:value="0.35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402.0"/>
          <table:table-cell office:value-type="float" office:value="28384.0"/>
          <table:table-cell office:value-type="float" office:value="95312.0"/>
          <table:table-cell office:value-type="float" office:value="113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21.0"/>
          <table:table-cell office:value-type="float" office:value="79886.0"/>
          <table:table-cell office:value-type="float" office:value="59729.0"/>
          <table:table-cell office:value-type="float" office:value="52924.0"/>
          <table:table-cell office:value-type="float" office:value="101856.0"/>
          <table:table-cell office:value-type="float" office:value="204.0"/>
          <table:table-cell office:value-type="float" office:value="0.612968"/>
          <table:table-cell office:value-type="float" office:value="0.2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50.0"/>
          <table:table-cell office:value-type="float" office:value="13379.0"/>
          <table:table-cell office:value-type="float" office:value="45853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060.0"/>
          <table:table-cell office:value-type="float" office:value="48345.0"/>
          <table:table-cell office:value-type="float" office:value="32684.0"/>
          <table:table-cell office:value-type="float" office:value="32092.0"/>
          <table:table-cell office:value-type="float" office:value="35294.0"/>
          <table:table-cell office:value-type="float" office:value="52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770095"/>
          <table:table-cell office:value-type="float" office:value="0.44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99.0"/>
          <table:table-cell office:value-type="float" office:value="27595.0"/>
          <table:table-cell office:value-type="float" office:value="92489.0"/>
          <table:table-cell office:value-type="float" office:value="113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230.0"/>
          <table:table-cell office:value-type="float" office:value="78732.0"/>
          <table:table-cell office:value-type="float" office:value="58945.0"/>
          <table:table-cell office:value-type="float" office:value="52375.0"/>
          <table:table-cell office:value-type="float" office:value="86864.0"/>
          <table:table-cell office:value-type="float" office:value="204.0"/>
          <table:table-cell office:value-type="float" office:value="0.645415"/>
          <table:table-cell office:value-type="float" office:value="0.36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536.0"/>
          <table:table-cell office:value-type="float" office:value="27577.0"/>
          <table:table-cell office:value-type="float" office:value="92427.0"/>
          <table:table-cell office:value-type="float" office:value="114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230.0"/>
          <table:table-cell office:value-type="float" office:value="78732.0"/>
          <table:table-cell office:value-type="float" office:value="58945.0"/>
          <table:table-cell office:value-type="float" office:value="52375.0"/>
          <table:table-cell office:value-type="float" office:value="101778.0"/>
          <table:table-cell office:value-type="float" office:value="204.0"/>
          <table:table-cell office:value-type="float" office:value="0.559037"/>
          <table:table-cell office:value-type="float" office:value="0.2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19.0"/>
          <table:table-cell office:value-type="float" office:value="12580.0"/>
          <table:table-cell office:value-type="float" office:value="42997.0"/>
          <table:table-cell office:value-type="float" office:value="96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769.0"/>
          <table:table-cell office:value-type="float" office:value="47191.0"/>
          <table:table-cell office:value-type="float" office:value="31900.0"/>
          <table:table-cell office:value-type="float" office:value="31543.0"/>
          <table:table-cell office:value-type="float" office:value="35230.0"/>
          <table:table-cell office:value-type="float" office:value="524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736975"/>
          <table:table-cell office:value-type="float" office:value="0.42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110.0"/>
          <table:table-cell office:value-type="float" office:value="28160.0"/>
          <table:table-cell office:value-type="float" office:value="94577.0"/>
          <table:table-cell office:value-type="float" office:value="114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467.0"/>
          <table:table-cell office:value-type="float" office:value="79694.0"/>
          <table:table-cell office:value-type="float" office:value="59540.0"/>
          <table:table-cell office:value-type="float" office:value="52923.0"/>
          <table:table-cell office:value-type="float" office:value="101857.0"/>
          <table:table-cell office:value-type="float" office:value="204.0"/>
          <table:table-cell office:value-type="float" office:value="0.72076"/>
          <table:table-cell office:value-type="float" office:value="0.35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413.0"/>
          <table:table-cell office:value-type="float" office:value="28151.0"/>
          <table:table-cell office:value-type="float" office:value="94546.0"/>
          <table:table-cell office:value-type="float" office:value="1133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467.0"/>
          <table:table-cell office:value-type="float" office:value="79694.0"/>
          <table:table-cell office:value-type="float" office:value="59540.0"/>
          <table:table-cell office:value-type="float" office:value="52923.0"/>
          <table:table-cell office:value-type="float" office:value="101861.0"/>
          <table:table-cell office:value-type="float" office:value="204.0"/>
          <table:table-cell office:value-type="float" office:value="0.628679"/>
          <table:table-cell office:value-type="float" office:value="0.319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10.0"/>
          <table:table-cell office:value-type="float" office:value="1164.0"/>
          <table:table-cell office:value-type="float" office:value="13154.0"/>
          <table:table-cell office:value-type="float" office:value="45117.0"/>
          <table:table-cell office:value-type="float" office:value="100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006.0"/>
          <table:table-cell office:value-type="float" office:value="48153.0"/>
          <table:table-cell office:value-type="float" office:value="32495.0"/>
          <table:table-cell office:value-type="float" office:value="32091.0"/>
          <table:table-cell office:value-type="float" office:value="35291.0"/>
          <table:table-cell office:value-type="float" office:value="52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1.17168"/>
          <table:table-cell office:value-type="float" office:value="0.862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4387.0"/>
          <table:table-cell office:value-type="float" office:value="14935.0"/>
          <table:table-cell office:value-type="float" office:value="32577.0"/>
          <table:table-cell office:value-type="float" office:value="110316.0"/>
          <table:table-cell office:value-type="float" office:value="115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416.0"/>
          <table:table-cell office:value-type="float" office:value="86916.0"/>
          <table:table-cell office:value-type="float" office:value="64229.0"/>
          <table:table-cell office:value-type="float" office:value="56947.0"/>
          <table:table-cell office:value-type="float" office:value="87740.0"/>
          <table:table-cell office:value-type="float" office:value="204.0"/>
          <table:table-cell office:value-type="float" office:value="0.726994"/>
          <table:table-cell office:value-type="float" office:value="0.3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02.0"/>
          <table:table-cell office:value-type="float" office:value="32577.0"/>
          <table:table-cell office:value-type="float" office:value="110316.0"/>
          <table:table-cell office:value-type="float" office:value="115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416.0"/>
          <table:table-cell office:value-type="float" office:value="86916.0"/>
          <table:table-cell office:value-type="float" office:value="64229.0"/>
          <table:table-cell office:value-type="float" office:value="56947.0"/>
          <table:table-cell office:value-type="float" office:value="87740.0"/>
          <table:table-cell office:value-type="float" office:value="204.0"/>
          <table:table-cell office:value-type="float" office:value="0.624504"/>
          <table:table-cell office:value-type="float" office:value="0.2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6.0"/>
          <table:table-cell office:value-type="float" office:value="17561.0"/>
          <table:table-cell office:value-type="float" office:value="60820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955.0"/>
          <table:table-cell office:value-type="float" office:value="55375.0"/>
          <table:table-cell office:value-type="float" office:value="37184.0"/>
          <table:table-cell office:value-type="float" office:value="36115.0"/>
          <table:table-cell office:value-type="float" office:value="36124.0"/>
          <table:table-cell office:value-type="float" office:value="524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764066"/>
          <table:table-cell office:value-type="float" office:value="0.4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3.0"/>
          <table:table-cell office:value-type="float" office:value="32434.0"/>
          <table:table-cell office:value-type="float" office:value="109794.0"/>
          <table:table-cell office:value-type="float" office:value="115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344.0"/>
          <table:table-cell office:value-type="float" office:value="86656.0"/>
          <table:table-cell office:value-type="float" office:value="64080.0"/>
          <table:table-cell office:value-type="float" office:value="56791.0"/>
          <table:table-cell office:value-type="float" office:value="87708.0"/>
          <table:table-cell office:value-type="float" office:value="204.0"/>
          <table:table-cell office:value-type="float" office:value="0.780667"/>
          <table:table-cell office:value-type="float" office:value="0.3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3.0"/>
          <table:table-cell office:value-type="float" office:value="32434.0"/>
          <table:table-cell office:value-type="float" office:value="109794.0"/>
          <table:table-cell office:value-type="float" office:value="113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344.0"/>
          <table:table-cell office:value-type="float" office:value="86656.0"/>
          <table:table-cell office:value-type="float" office:value="64080.0"/>
          <table:table-cell office:value-type="float" office:value="56791.0"/>
          <table:table-cell office:value-type="float" office:value="87708.0"/>
          <table:table-cell office:value-type="float" office:value="204.0"/>
          <table:table-cell office:value-type="float" office:value="0.627716"/>
          <table:table-cell office:value-type="float" office:value="0.2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6.0"/>
          <table:table-cell office:value-type="float" office:value="17418.0"/>
          <table:table-cell office:value-type="float" office:value="60298.0"/>
          <table:table-cell office:value-type="float" office:value="107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883.0"/>
          <table:table-cell office:value-type="float" office:value="55115.0"/>
          <table:table-cell office:value-type="float" office:value="37035.0"/>
          <table:table-cell office:value-type="float" office:value="35959.0"/>
          <table:table-cell office:value-type="float" office:value="36084.0"/>
          <table:table-cell office:value-type="float" office:value="524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1.20716"/>
          <table:table-cell office:value-type="float" office:value="0.843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294.0"/>
          <table:table-cell office:value-type="float" office:value="5953.0"/>
          <table:table-cell office:value-type="float" office:value="32362.0"/>
          <table:table-cell office:value-type="float" office:value="109516.0"/>
          <table:table-cell office:value-type="float" office:value="1154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321.0"/>
          <table:table-cell office:value-type="float" office:value="86526.0"/>
          <table:table-cell office:value-type="float" office:value="64008.0"/>
          <table:table-cell office:value-type="float" office:value="56706.0"/>
          <table:table-cell office:value-type="float" office:value="87720.0"/>
          <table:table-cell office:value-type="float" office:value="204.0"/>
          <table:table-cell office:value-type="float" office:value="0.698166"/>
          <table:table-cell office:value-type="float" office:value="0.3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4.0"/>
          <table:table-cell office:value-type="float" office:value="32362.0"/>
          <table:table-cell office:value-type="float" office:value="109516.0"/>
          <table:table-cell office:value-type="float" office:value="1169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321.0"/>
          <table:table-cell office:value-type="float" office:value="86526.0"/>
          <table:table-cell office:value-type="float" office:value="64008.0"/>
          <table:table-cell office:value-type="float" office:value="56706.0"/>
          <table:table-cell office:value-type="float" office:value="87720.0"/>
          <table:table-cell office:value-type="float" office:value="204.0"/>
          <table:table-cell office:value-type="float" office:value="0.650804"/>
          <table:table-cell office:value-type="float" office:value="0.2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50.0"/>
          <table:table-cell office:value-type="float" office:value="17346.0"/>
          <table:table-cell office:value-type="float" office:value="60020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860.0"/>
          <table:table-cell office:value-type="float" office:value="54985.0"/>
          <table:table-cell office:value-type="float" office:value="36963.0"/>
          <table:table-cell office:value-type="float" office:value="35874.0"/>
          <table:table-cell office:value-type="float" office:value="36092.0"/>
          <table:table-cell office:value-type="float" office:value="524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693007"/>
          <table:table-cell office:value-type="float" office:value="0.3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4.0"/>
          <table:table-cell office:value-type="float" office:value="32571.0"/>
          <table:table-cell office:value-type="float" office:value="110302.0"/>
          <table:table-cell office:value-type="float" office:value="116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420.0"/>
          <table:table-cell office:value-type="float" office:value="86918.0"/>
          <table:table-cell office:value-type="float" office:value="64231.0"/>
          <table:table-cell office:value-type="float" office:value="56951.0"/>
          <table:table-cell office:value-type="float" office:value="87764.0"/>
          <table:table-cell office:value-type="float" office:value="204.0"/>
          <table:table-cell office:value-type="float" office:value="1.16933"/>
          <table:table-cell office:value-type="float" office:value="0.766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515.0"/>
          <table:table-cell office:value-type="float" office:value="15807.0"/>
          <table:table-cell office:value-type="float" office:value="32571.0"/>
          <table:table-cell office:value-type="float" office:value="110302.0"/>
          <table:table-cell office:value-type="float" office:value="115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420.0"/>
          <table:table-cell office:value-type="float" office:value="86918.0"/>
          <table:table-cell office:value-type="float" office:value="64231.0"/>
          <table:table-cell office:value-type="float" office:value="56951.0"/>
          <table:table-cell office:value-type="float" office:value="87764.0"/>
          <table:table-cell office:value-type="float" office:value="204.0"/>
          <table:table-cell office:value-type="float" office:value="0.654558"/>
          <table:table-cell office:value-type="float" office:value="0.2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17555.0"/>
          <table:table-cell office:value-type="float" office:value="60806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959.0"/>
          <table:table-cell office:value-type="float" office:value="55377.0"/>
          <table:table-cell office:value-type="float" office:value="37186.0"/>
          <table:table-cell office:value-type="float" office:value="36119.0"/>
          <table:table-cell office:value-type="float" office:value="36148.0"/>
          <table:table-cell office:value-type="float" office:value="524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0.758907"/>
          <table:table-cell office:value-type="float" office:value="0.4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90.0"/>
          <table:table-cell office:value-type="float" office:value="32509.0"/>
          <table:table-cell office:value-type="float" office:value="110047.0"/>
          <table:table-cell office:value-type="float" office:value="116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384.0"/>
          <table:table-cell office:value-type="float" office:value="86783.0"/>
          <table:table-cell office:value-type="float" office:value="64158.0"/>
          <table:table-cell office:value-type="float" office:value="56865.0"/>
          <table:table-cell office:value-type="float" office:value="87723.0"/>
          <table:table-cell office:value-type="float" office:value="204.0"/>
          <table:table-cell office:value-type="float" office:value="0.706339"/>
          <table:table-cell office:value-type="float" office:value="0.3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4.0"/>
          <table:table-cell office:value-type="float" office:value="32509.0"/>
          <table:table-cell office:value-type="float" office:value="110047.0"/>
          <table:table-cell office:value-type="float" office:value="116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384.0"/>
          <table:table-cell office:value-type="float" office:value="86783.0"/>
          <table:table-cell office:value-type="float" office:value="64158.0"/>
          <table:table-cell office:value-type="float" office:value="56865.0"/>
          <table:table-cell office:value-type="float" office:value="87723.0"/>
          <table:table-cell office:value-type="float" office:value="204.0"/>
          <table:table-cell office:value-type="float" office:value="0.569358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60.0"/>
          <table:table-cell office:value-type="float" office:value="17493.0"/>
          <table:table-cell office:value-type="float" office:value="60551.0"/>
          <table:table-cell office:value-type="float" office:value="962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923.0"/>
          <table:table-cell office:value-type="float" office:value="55242.0"/>
          <table:table-cell office:value-type="float" office:value="37113.0"/>
          <table:table-cell office:value-type="float" office:value="36033.0"/>
          <table:table-cell office:value-type="float" office:value="36103.0"/>
          <table:table-cell office:value-type="float" office:value="524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858192"/>
          <table:table-cell office:value-type="float" office:value="0.47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648.0"/>
          <table:table-cell office:value-type="float" office:value="42032.0"/>
          <table:table-cell office:value-type="float" office:value="144548.0"/>
          <table:table-cell office:value-type="float" office:value="125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334.0"/>
          <table:table-cell office:value-type="float" office:value="113705.0"/>
          <table:table-cell office:value-type="float" office:value="81970.0"/>
          <table:table-cell office:value-type="float" office:value="75427.0"/>
          <table:table-cell office:value-type="float" office:value="110492.0"/>
          <table:table-cell office:value-type="float" office:value="255.0"/>
          <table:table-cell office:value-type="float" office:value="0.913736"/>
          <table:table-cell office:value-type="float" office:value="0.57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604.0"/>
          <table:table-cell office:value-type="float" office:value="42032.0"/>
          <table:table-cell office:value-type="float" office:value="144548.0"/>
          <table:table-cell office:value-type="float" office:value="1204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334.0"/>
          <table:table-cell office:value-type="float" office:value="113705.0"/>
          <table:table-cell office:value-type="float" office:value="81970.0"/>
          <table:table-cell office:value-type="float" office:value="75427.0"/>
          <table:table-cell office:value-type="float" office:value="110492.0"/>
          <table:table-cell office:value-type="float" office:value="255.0"/>
          <table:table-cell office:value-type="float" office:value="0.666563"/>
          <table:table-cell office:value-type="float" office:value="0.2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23262.0"/>
          <table:table-cell office:value-type="float" office:value="82678.0"/>
          <table:table-cell office:value-type="float" office:value="107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54.0"/>
          <table:table-cell office:value-type="float" office:value="74275.0"/>
          <table:table-cell office:value-type="float" office:value="48160.0"/>
          <table:table-cell office:value-type="float" office:value="49387.0"/>
          <table:table-cell office:value-type="float" office:value="45967.0"/>
          <table:table-cell office:value-type="float" office:value="655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867844"/>
          <table:table-cell office:value-type="float" office:value="0.45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452.0"/>
          <table:table-cell office:value-type="float" office:value="41664.0"/>
          <table:table-cell office:value-type="float" office:value="143289.0"/>
          <table:table-cell office:value-type="float" office:value="124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196.0"/>
          <table:table-cell office:value-type="float" office:value="113241.0"/>
          <table:table-cell office:value-type="float" office:value="81608.0"/>
          <table:table-cell office:value-type="float" office:value="75237.0"/>
          <table:table-cell office:value-type="float" office:value="129955.0"/>
          <table:table-cell office:value-type="float" office:value="255.0"/>
          <table:table-cell office:value-type="float" office:value="0.841276"/>
          <table:table-cell office:value-type="float" office:value="0.50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376.0"/>
          <table:table-cell office:value-type="float" office:value="41673.0"/>
          <table:table-cell office:value-type="float" office:value="143320.0"/>
          <table:table-cell office:value-type="float" office:value="122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196.0"/>
          <table:table-cell office:value-type="float" office:value="113241.0"/>
          <table:table-cell office:value-type="float" office:value="81608.0"/>
          <table:table-cell office:value-type="float" office:value="75237.0"/>
          <table:table-cell office:value-type="float" office:value="110405.0"/>
          <table:table-cell office:value-type="float" office:value="255.0"/>
          <table:table-cell office:value-type="float" office:value="0.654114"/>
          <table:table-cell office:value-type="float" office:value="0.2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7.0"/>
          <table:table-cell office:value-type="float" office:value="22904.0"/>
          <table:table-cell office:value-type="float" office:value="81453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616.0"/>
          <table:table-cell office:value-type="float" office:value="73811.0"/>
          <table:table-cell office:value-type="float" office:value="47798.0"/>
          <table:table-cell office:value-type="float" office:value="49197.0"/>
          <table:table-cell office:value-type="float" office:value="45863.0"/>
          <table:table-cell office:value-type="float" office:value="655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862273"/>
          <table:table-cell office:value-type="float" office:value="0.52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437.0"/>
          <table:table-cell office:value-type="float" office:value="41805.0"/>
          <table:table-cell office:value-type="float" office:value="143731.0"/>
          <table:table-cell office:value-type="float" office:value="125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279.0"/>
          <table:table-cell office:value-type="float" office:value="113432.0"/>
          <table:table-cell office:value-type="float" office:value="81749.0"/>
          <table:table-cell office:value-type="float" office:value="75333.0"/>
          <table:table-cell office:value-type="float" office:value="110454.0"/>
          <table:table-cell office:value-type="float" office:value="255.0"/>
          <table:table-cell office:value-type="float" office:value="0.904364"/>
          <table:table-cell office:value-type="float" office:value="0.47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365.0"/>
          <table:table-cell office:value-type="float" office:value="41787.0"/>
          <table:table-cell office:value-type="float" office:value="143669.0"/>
          <table:table-cell office:value-type="float" office:value="115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279.0"/>
          <table:table-cell office:value-type="float" office:value="113432.0"/>
          <table:table-cell office:value-type="float" office:value="81749.0"/>
          <table:table-cell office:value-type="float" office:value="75333.0"/>
          <table:table-cell office:value-type="float" office:value="130016.0"/>
          <table:table-cell office:value-type="float" office:value="255.0"/>
          <table:table-cell office:value-type="float" office:value="0.771104"/>
          <table:table-cell office:value-type="float" office:value="0.30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.0"/>
          <table:table-cell office:value-type="float" office:value="1350.0"/>
          <table:table-cell office:value-type="float" office:value="23037.0"/>
          <table:table-cell office:value-type="float" office:value="81867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699.0"/>
          <table:table-cell office:value-type="float" office:value="74002.0"/>
          <table:table-cell office:value-type="float" office:value="47939.0"/>
          <table:table-cell office:value-type="float" office:value="49293.0"/>
          <table:table-cell office:value-type="float" office:value="45923.0"/>
          <table:table-cell office:value-type="float" office:value="655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794987"/>
          <table:table-cell office:value-type="float" office:value="0.46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543.0"/>
          <table:table-cell office:value-type="float" office:value="42217.0"/>
          <table:table-cell office:value-type="float" office:value="145240.0"/>
          <table:table-cell office:value-type="float" office:value="121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418.0"/>
          <table:table-cell office:value-type="float" office:value="114036.0"/>
          <table:table-cell office:value-type="float" office:value="82174.0"/>
          <table:table-cell office:value-type="float" office:value="75633.0"/>
          <table:table-cell office:value-type="float" office:value="110522.0"/>
          <table:table-cell office:value-type="float" office:value="255.0"/>
          <table:table-cell office:value-type="float" office:value="1.03132"/>
          <table:table-cell office:value-type="float" office:value="0.666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657.0"/>
          <table:table-cell office:value-type="float" office:value="5258.0"/>
          <table:table-cell office:value-type="float" office:value="42217.0"/>
          <table:table-cell office:value-type="float" office:value="145240.0"/>
          <table:table-cell office:value-type="float" office:value="122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418.0"/>
          <table:table-cell office:value-type="float" office:value="114036.0"/>
          <table:table-cell office:value-type="float" office:value="82174.0"/>
          <table:table-cell office:value-type="float" office:value="75633.0"/>
          <table:table-cell office:value-type="float" office:value="110522.0"/>
          <table:table-cell office:value-type="float" office:value="255.0"/>
          <table:table-cell office:value-type="float" office:value="0.655407"/>
          <table:table-cell office:value-type="float" office:value="0.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31.0"/>
          <table:table-cell office:value-type="float" office:value="23447.0"/>
          <table:table-cell office:value-type="float" office:value="83370.0"/>
          <table:table-cell office:value-type="float" office:value="103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838.0"/>
          <table:table-cell office:value-type="float" office:value="74606.0"/>
          <table:table-cell office:value-type="float" office:value="48364.0"/>
          <table:table-cell office:value-type="float" office:value="49593.0"/>
          <table:table-cell office:value-type="float" office:value="45993.0"/>
          <table:table-cell office:value-type="float" office:value="655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81453"/>
          <table:table-cell office:value-type="float" office:value="0.4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424.0"/>
          <table:table-cell office:value-type="float" office:value="42135.0"/>
          <table:table-cell office:value-type="float" office:value="144949.0"/>
          <table:table-cell office:value-type="float" office:value="120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387.0"/>
          <table:table-cell office:value-type="float" office:value="113911.0"/>
          <table:table-cell office:value-type="float" office:value="82099.0"/>
          <table:table-cell office:value-type="float" office:value="75565.0"/>
          <table:table-cell office:value-type="float" office:value="110521.0"/>
          <table:table-cell office:value-type="float" office:value="255.0"/>
          <table:table-cell office:value-type="float" office:value="0.842673"/>
          <table:table-cell office:value-type="float" office:value="0.46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51.0"/>
          <table:table-cell office:value-type="float" office:value="2674.0"/>
          <table:table-cell office:value-type="float" office:value="42135.0"/>
          <table:table-cell office:value-type="float" office:value="144949.0"/>
          <table:table-cell office:value-type="float" office:value="1226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387.0"/>
          <table:table-cell office:value-type="float" office:value="113911.0"/>
          <table:table-cell office:value-type="float" office:value="82099.0"/>
          <table:table-cell office:value-type="float" office:value="75565.0"/>
          <table:table-cell office:value-type="float" office:value="110521.0"/>
          <table:table-cell office:value-type="float" office:value="255.0"/>
          <table:table-cell office:value-type="float" office:value="0.674167"/>
          <table:table-cell office:value-type="float" office:value="0.3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52.0"/>
          <table:table-cell office:value-type="float" office:value="23365.0"/>
          <table:table-cell office:value-type="float" office:value="83079.0"/>
          <table:table-cell office:value-type="float" office:value="1089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807.0"/>
          <table:table-cell office:value-type="float" office:value="74481.0"/>
          <table:table-cell office:value-type="float" office:value="48289.0"/>
          <table:table-cell office:value-type="float" office:value="49525.0"/>
          <table:table-cell office:value-type="float" office:value="45992.0"/>
          <table:table-cell office:value-type="float" office:value="655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917543"/>
          <table:table-cell office:value-type="float" office:value="0.559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724.0"/>
          <table:table-cell office:value-type="float" office:value="4568.0"/>
          <table:table-cell office:value-type="float" office:value="48202.0"/>
          <table:table-cell office:value-type="float" office:value="167062.0"/>
          <table:table-cell office:value-type="float" office:value="126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991.0"/>
          <table:table-cell office:value-type="float" office:value="124323.0"/>
          <table:table-cell office:value-type="float" office:value="88599.0"/>
          <table:table-cell office:value-type="float" office:value="81524.0"/>
          <table:table-cell office:value-type="float" office:value="111678.0"/>
          <table:table-cell office:value-type="float" office:value="255.0"/>
          <table:table-cell office:value-type="float" office:value="0.906366"/>
          <table:table-cell office:value-type="float" office:value="0.56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74.0"/>
          <table:table-cell office:value-type="float" office:value="48202.0"/>
          <table:table-cell office:value-type="float" office:value="167062.0"/>
          <table:table-cell office:value-type="float" office:value="1226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991.0"/>
          <table:table-cell office:value-type="float" office:value="124323.0"/>
          <table:table-cell office:value-type="float" office:value="88599.0"/>
          <table:table-cell office:value-type="float" office:value="81524.0"/>
          <table:table-cell office:value-type="float" office:value="111678.0"/>
          <table:table-cell office:value-type="float" office:value="255.0"/>
          <table:table-cell office:value-type="float" office:value="0.682694"/>
          <table:table-cell office:value-type="float" office:value="0.30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1.0"/>
          <table:table-cell office:value-type="float" office:value="29432.0"/>
          <table:table-cell office:value-type="float" office:value="105192.0"/>
          <table:table-cell office:value-type="float" office:value="1110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411.0"/>
          <table:table-cell office:value-type="float" office:value="84893.0"/>
          <table:table-cell office:value-type="float" office:value="54789.0"/>
          <table:table-cell office:value-type="float" office:value="55484.0"/>
          <table:table-cell office:value-type="float" office:value="47157.0"/>
          <table:table-cell office:value-type="float" office:value="655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935458"/>
          <table:table-cell office:value-type="float" office:value="0.51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441.0"/>
          <table:table-cell office:value-type="float" office:value="48106.0"/>
          <table:table-cell office:value-type="float" office:value="166714.0"/>
          <table:table-cell office:value-type="float" office:value="1254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953.0"/>
          <table:table-cell office:value-type="float" office:value="124161.0"/>
          <table:table-cell office:value-type="float" office:value="88509.0"/>
          <table:table-cell office:value-type="float" office:value="81428.0"/>
          <table:table-cell office:value-type="float" office:value="111687.0"/>
          <table:table-cell office:value-type="float" office:value="255.0"/>
          <table:table-cell office:value-type="float" office:value="1.10333"/>
          <table:table-cell office:value-type="float" office:value="0.683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198.0"/>
          <table:table-cell office:value-type="float" office:value="3937.0"/>
          <table:table-cell office:value-type="float" office:value="48106.0"/>
          <table:table-cell office:value-type="float" office:value="166714.0"/>
          <table:table-cell office:value-type="float" office:value="1258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953.0"/>
          <table:table-cell office:value-type="float" office:value="124161.0"/>
          <table:table-cell office:value-type="float" office:value="88509.0"/>
          <table:table-cell office:value-type="float" office:value="81428.0"/>
          <table:table-cell office:value-type="float" office:value="111687.0"/>
          <table:table-cell office:value-type="float" office:value="255.0"/>
          <table:table-cell office:value-type="float" office:value="0.660606"/>
          <table:table-cell office:value-type="float" office:value="0.2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4.0"/>
          <table:table-cell office:value-type="float" office:value="29336.0"/>
          <table:table-cell office:value-type="float" office:value="104844.0"/>
          <table:table-cell office:value-type="float" office:value="109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373.0"/>
          <table:table-cell office:value-type="float" office:value="84731.0"/>
          <table:table-cell office:value-type="float" office:value="54699.0"/>
          <table:table-cell office:value-type="float" office:value="55388.0"/>
          <table:table-cell office:value-type="float" office:value="47162.0"/>
          <table:table-cell office:value-type="float" office:value="655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0.938897"/>
          <table:table-cell office:value-type="float" office:value="0.56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470.0"/>
          <table:table-cell office:value-type="float" office:value="48473.0"/>
          <table:table-cell office:value-type="float" office:value="168230.0"/>
          <table:table-cell office:value-type="float" office:value="124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090.0"/>
          <table:table-cell office:value-type="float" office:value="124916.0"/>
          <table:table-cell office:value-type="float" office:value="88903.0"/>
          <table:table-cell office:value-type="float" office:value="81925.0"/>
          <table:table-cell office:value-type="float" office:value="111734.0"/>
          <table:table-cell office:value-type="float" office:value="255.0"/>
          <table:table-cell office:value-type="float" office:value="0.91236"/>
          <table:table-cell office:value-type="float" office:value="0.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7.0"/>
          <table:table-cell office:value-type="float" office:value="48473.0"/>
          <table:table-cell office:value-type="float" office:value="168230.0"/>
          <table:table-cell office:value-type="float" office:value="122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090.0"/>
          <table:table-cell office:value-type="float" office:value="124916.0"/>
          <table:table-cell office:value-type="float" office:value="88903.0"/>
          <table:table-cell office:value-type="float" office:value="81925.0"/>
          <table:table-cell office:value-type="float" office:value="111734.0"/>
          <table:table-cell office:value-type="float" office:value="255.0"/>
          <table:table-cell office:value-type="float" office:value="0.676848"/>
          <table:table-cell office:value-type="float" office:value="0.35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69.0"/>
          <table:table-cell office:value-type="float" office:value="29703.0"/>
          <table:table-cell office:value-type="float" office:value="106360.0"/>
          <table:table-cell office:value-type="float" office:value="110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510.0"/>
          <table:table-cell office:value-type="float" office:value="85486.0"/>
          <table:table-cell office:value-type="float" office:value="55093.0"/>
          <table:table-cell office:value-type="float" office:value="55885.0"/>
          <table:table-cell office:value-type="float" office:value="47221.0"/>
          <table:table-cell office:value-type="float" office:value="655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0.910057"/>
          <table:table-cell office:value-type="float" office:value="0.5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85.0"/>
          <table:table-cell office:value-type="float" office:value="48190.0"/>
          <table:table-cell office:value-type="float" office:value="167055.0"/>
          <table:table-cell office:value-type="float" office:value="1226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984.0"/>
          <table:table-cell office:value-type="float" office:value="124325.0"/>
          <table:table-cell office:value-type="float" office:value="88600.0"/>
          <table:table-cell office:value-type="float" office:value="81534.0"/>
          <table:table-cell office:value-type="float" office:value="111689.0"/>
          <table:table-cell office:value-type="float" office:value="255.0"/>
          <table:table-cell office:value-type="float" office:value="0.881554"/>
          <table:table-cell office:value-type="float" office:value="0.5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697.0"/>
          <table:table-cell office:value-type="float" office:value="48190.0"/>
          <table:table-cell office:value-type="float" office:value="167055.0"/>
          <table:table-cell office:value-type="float" office:value="127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984.0"/>
          <table:table-cell office:value-type="float" office:value="124325.0"/>
          <table:table-cell office:value-type="float" office:value="88600.0"/>
          <table:table-cell office:value-type="float" office:value="81534.0"/>
          <table:table-cell office:value-type="float" office:value="111689.0"/>
          <table:table-cell office:value-type="float" office:value="255.0"/>
          <table:table-cell office:value-type="float" office:value="0.781614"/>
          <table:table-cell office:value-type="float" office:value="0.40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87.0"/>
          <table:table-cell office:value-type="float" office:value="2559.0"/>
          <table:table-cell office:value-type="float" office:value="29420.0"/>
          <table:table-cell office:value-type="float" office:value="105185.0"/>
          <table:table-cell office:value-type="float" office:value="110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404.0"/>
          <table:table-cell office:value-type="float" office:value="84895.0"/>
          <table:table-cell office:value-type="float" office:value="54790.0"/>
          <table:table-cell office:value-type="float" office:value="55494.0"/>
          <table:table-cell office:value-type="float" office:value="47164.0"/>
          <table:table-cell office:value-type="float" office:value="655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2.08254"/>
          <table:table-cell office:value-type="float" office:value="1.732"/>
          <table:table-cell office:value-type="float" office:value="1.2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485.0"/>
          <table:table-cell office:value-type="float" office:value="34702.0"/>
          <table:table-cell office:value-type="float" office:value="48240.0"/>
          <table:table-cell office:value-type="float" office:value="167234.0"/>
          <table:table-cell office:value-type="float" office:value="1259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996.0"/>
          <table:table-cell office:value-type="float" office:value="124403.0"/>
          <table:table-cell office:value-type="float" office:value="88646.0"/>
          <table:table-cell office:value-type="float" office:value="81583.0"/>
          <table:table-cell office:value-type="float" office:value="111667.0"/>
          <table:table-cell office:value-type="float" office:value="255.0"/>
          <table:table-cell office:value-type="float" office:value="0.962588"/>
          <table:table-cell office:value-type="float" office:value="0.54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1136.0"/>
          <table:table-cell office:value-type="float" office:value="48240.0"/>
          <table:table-cell office:value-type="float" office:value="167234.0"/>
          <table:table-cell office:value-type="float" office:value="126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996.0"/>
          <table:table-cell office:value-type="float" office:value="124403.0"/>
          <table:table-cell office:value-type="float" office:value="88646.0"/>
          <table:table-cell office:value-type="float" office:value="81583.0"/>
          <table:table-cell office:value-type="float" office:value="111667.0"/>
          <table:table-cell office:value-type="float" office:value="255.0"/>
          <table:table-cell office:value-type="float" office:value="0.698379"/>
          <table:table-cell office:value-type="float" office:value="0.3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.0"/>
          <table:table-cell office:value-type="float" office:value="29470.0"/>
          <table:table-cell office:value-type="float" office:value="105364.0"/>
          <table:table-cell office:value-type="float" office:value="108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8416.0"/>
          <table:table-cell office:value-type="float" office:value="84973.0"/>
          <table:table-cell office:value-type="float" office:value="54836.0"/>
          <table:table-cell office:value-type="float" office:value="55543.0"/>
          <table:table-cell office:value-type="float" office:value="47146.0"/>
          <table:table-cell office:value-type="float" office:value="655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